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6pt" officeooo:rsid="000714f6" officeooo:paragraph-rsid="000714f6" style:font-size-asian="16pt" style:font-size-complex="16pt"/>
    </style:style>
    <style:style style:name="P2" style:family="paragraph" style:parent-style-name="Standard">
      <style:paragraph-properties fo:text-align="end" style:justify-single-word="false"/>
      <style:text-properties fo:font-size="16pt" officeooo:rsid="000714f6" officeooo:paragraph-rsid="000714f6" style:font-size-asian="16pt" style:font-size-complex="16pt"/>
    </style:style>
    <style:style style:name="P3" style:family="paragraph" style:parent-style-name="Standard">
      <style:paragraph-properties fo:text-align="end" style:justify-single-word="false"/>
      <style:text-properties fo:font-size="16pt" officeooo:rsid="00089f26" officeooo:paragraph-rsid="00089f26" style:font-size-asian="16pt" style:font-size-complex="16pt"/>
    </style:style>
    <style:style style:name="T1" style:family="text">
      <style:text-properties officeooo:rsid="0007e3a8"/>
    </style:style>
    <style:style style:name="T2"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ین مطلب که ما بیاییم که </text:p>
      <text:p text:style-name="P1">input</text:p>
      <text:p text:style-name="P1"><text:s/>را به <text:s/>یک </text:p>
      <text:p text:style-name="P1">state</text:p>
      <text:p text:style-name="P1">وصل کنیم یک تکنیک است این تکنیک باعث می شود که همیشه به مقدار ان </text:p>
      <text:p text:style-name="P1">input</text:p>
      <text:p text:style-name="P1"><text:s/>توسط </text:p>
      <text:p text:style-name="P1">this.state.name</text:p>
      <text:p text:style-name="P1">دسترسی داشته باشیم .</text:p>
      <text:p text:style-name="P1"/>
      <text:p text:style-name="P1">این تکنیک را استیون </text:p>
      <text:p text:style-name="P1">control field</text:p>
      <text:p text:style-name="P1"><text:s/>می گوید و باعث می شود که مثلا اگر بخواهیم متدی بنویسیم که اگر روی فلان دکمه کلیک شد فلان کار انجام شود دیگر لازم نیست که در ابتدای ان متد بیاییم مقادیری که کاربر در فیلد ورودی وارد کرده را <text:s/>بگیرم ما <text:span text:style-name="T1">دیگر</text:span> به ان مقادیر به عنوان </text:p>
      <text:p text:style-name="P1">state</text:p>
      <text:p text:style-name="P1"><text:s/>های کامپوننتمان دسترسی داریم.</text:p>
      <text:p text:style-name="P1"/>
      <text:p text:style-name="P1"/>
      <text:p text:style-name="P3"><text:span text:style-name="T2">هشدار</text:span>: مراقب باشیم سهو نکنیم کلمه ی </text:p>
      <text:p text:style-name="P3">state</text:p>
      <text:p text:style-name="P3">که در بالا به کار رفت به </text:p>
      <text:p text:style-name="P3">state</text:p>
      <text:p text:style-name="P3">خود کامپوننت اشاره می کند و هیچ ربطی به ریداکس ندا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09-21T17:09:19.507937459</dc:date>
    <meta:editing-duration>PT9M22S</meta:editing-duration>
    <meta:editing-cycles>6</meta:editing-cycles>
    <meta:generator>LibreOffice/5.1.6.2$Linux_X86_64 LibreOffice_project/10m0$Build-2</meta:generator>
    <meta:document-statistic meta:table-count="0" meta:image-count="0" meta:object-count="0" meta:page-count="1" meta:paragraph-count="19" meta:word-count="120" meta:character-count="576" meta:non-whitespace-character-count="461"/>
  </office:meta>
</office:document-meta>
</file>